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tuacje wyjątkowe:</text:p>
      <text:p text:style-name="Standard"/>
      <text:p text:style-name="Standard">Klient:</text:p>
      <text:p text:style-name="Standard"/>
      <text:list xml:id="list1321472499" text:style-name="L1">
        <text:list-item>
          <text:p text:style-name="P1">Tworzenie obiektu LindaClient nigdy nie spowoduje wyrzucenia wyjątku.</text:p>
        </text:list-item>
        <text:list-item>
          <text:p text:style-name="P1">Każda z metod pull, preview, push użyta po raz pierwszy otwiera FIFO serwera więc może wyrzucić:</text:p>
          <text:list>
            <text:list-item>
              <text:p text:style-name="P1">ServerFifoException z wiadomością: "Error while opening server FIFO."<text:line-break/>Generowany przy tworzeniu obiektu ToServerPipe w momencie jeśli nie powiedzie się otwarcie pliku FIFO serwera krotek. Najczęściej będzie to oznaczać iż serwer w ogóle nie jest uruchomiony.<text:line-break/></text:p>
            </text:list-item>
          </text:list>
        </text:list-item>
        <text:list-item>
          <text:p text:style-name="P1">Metoda push z LindaClient:</text:p>
          <text:list>
            <text:list-item>
              <text:p text:style-name="P1">ServerFifoException z wiadomością "Server doesn't response."<text:line-break/>Generowany jest przy nieudanej próbie zapisu do kolejki FIFO serwera. Najczęściej będzie to oznaczać iż serwer nieoczekiwanie (z punktu widzenia klienta) zakończył swoje działanie (np. poprzez manualne zamknięcie).</text:p>
            </text:list-item>
            <text:list-item>
              <text:p text:style-name="P1">Shared::ParserException oraz Shared::NumericLimitException <text:line-break/>Generowany w przypadku użycia w liście danych do przesłania elementu o niedopuszczalnym typie danych.<text:line-break/></text:p>
            </text:list-item>
          </text:list>
        </text:list-item>
        <text:list-item>
          <text:p text:style-name="P1">Metoda preview oraz pull z LindaClient:</text:p>
          <text:list>
            <text:list-item>
              <text:p text:style-name="P1">ServerFifoException z wiadomością „Server doesn't response.”<text:line-break/>Generowany przez obiekt ToServerPipe przy nieudanej próbie zapisu żadania (preview lub pull) do kolejki serwera.</text:p>
            </text:list-item>
            <text:list-item>
              <text:p text:style-name="P1">ClientFifoException z wiadomościami doprecyzowującymi zaistniały problem.<text:line-break/>Generowany przez obiekt typu SeverCommunication w przypadku pierwszego wywołania którejkolwiek z metod (preview albo pull). Wtedy tworzony jest obiekt typu FromServerPipe który tworzy i otwiera plik FIFO dla użytku klienta (odbiór danych od serwera). To zdarzenie może powodować sytuacje błędne, o których proces korzystający z biblioteki dowiaduje się za pomocą mechanizmu wyjątków. <text:line-break/>Dlatego najniebezpieczniejszym momentem jest pierwsze użycie którejś z funkcji pobrania krotki.</text:p>
            </text:list-item>
            <text:list-item>
              <text:p text:style-name="P1">Shared::ParserException oraz Shared::NumericLimitException <text:line-break/>Generowany w przypadku błędnie podanego wzorca wyszukania krotki.</text:p>
            </text:list-item>
          </text:list>
        </text:list-item>
      </text:list>
      <text:p text:style-name="Standard"/>
      <text:p text:style-name="Standard"/>
      <text:p text:style-name="Standard">Serwer:</text:p>
      <text:list xml:id="list1761690210" text:style-name="L2">
        <text:list-item>
          <text:p text:style-name="P2">Konstruktor CommandQueue:</text:p>
          <text:list>
            <text:list-item>
              <text:p text:style-name="P2">std::string z komunikatem błędu w przypadku gdy:</text:p>
              <text:list>
                <text:list-item>
                  <text:p text:style-name="P2">Nie można utworzyć pliku FIFO dla serwera – zakładamy że zawsze można bo korzystamy z katalogu /tmp ale sprawdzanie jest </text:p>
                </text:list-item>
                <text:list-item>
                  <text:p text:style-name="P2">Nie można utworzyć FIFO ponieważ już istnieje co oznacza że w tle działa inna instancja serwera Linda i nie można uruchomić kolejneg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or </meta:initial-creator>
    <meta:creation-date>2013-05-16T00:30:09</meta:creation-date>
    <dc:date>2013-05-16T13:19:52</dc:date>
    <dc:creator>major </dc:creator>
    <meta:editing-duration>PT55M10S</meta:editing-duration>
    <meta:editing-cycles>3</meta:editing-cycles>
    <meta:generator>LibreOffice/3.4$Linux LibreOffice_project/340m1$Build-1206</meta:generator>
    <meta:document-statistic meta:table-count="0" meta:image-count="0" meta:object-count="0" meta:page-count="1" meta:paragraph-count="17" meta:word-count="290" meta:character-count="2167" meta:non-whitespace-character-count="1902"/>
  </office:meta>
</office:document-meta>
</file>